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">
      <style:text-properties fo:color="#000000" fo:font-family="Sans Serif" fo:font-size="12.000000000000000pt"/>
    </style:style>
    <style:style style:name="T1" style:family="text">
      <style:text-properties fo:font-weight="bold"/>
    </style:style>
  </office:automatic-styles>
  <office:body>
    <office:text>
      <text:tracked-changes>
        <text:changed-region text:id="F">
          <text:format-change>
            <office:change-info>
              <dc:creator>Ganesh Paramasivam</dc:creator>
              <dc:date>2011-03-09T13:21:01.917+05:30</dc:date>
            </office:change-info>
          </text:format-change>
        </text:changed-region>
      </text:tracked-changes>
      <text:p text:style-name="P1">The text after this sentence will be made bold.<text:change-start text:change-id="F"/><text:span text:style-name="T1">This will be made bold.</text:span><text:change-end text:change-id="F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Bullet_20List" style:display-name="Bullet List" style:family="paragraph" style:list-style-name="L">
      <style:paragraph-properties fo:padding-top="0.000000000000000pt"/>
    </style:style>
    <style:style style:name="Head_201" style:display-name="Head 1" style:family="paragraph">
      <style:paragraph-properties fo:padding-top="0.000000000000000pt"/>
      <style:text-properties fo:font-size="20.000000000000000pt" fo:font-weight="bold"/>
    </style:style>
    <style:style style:name="Head_202" style:display-name="Head 2" style:family="paragraph">
      <style:paragraph-properties fo:padding-top="0.000000000000000pt"/>
      <style:text-properties fo:font-size="16.000000000000000pt" fo:font-weight="bold"/>
    </style:style>
    <style:style style:name="Head_203" style:display-name="Head 3" style:family="paragraph">
      <style:paragraph-properties fo:padding-top="0.000000000000000pt"/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Unknown</meta:initial-creator>
    <meta:editing-cycles>0</meta:editing-cycles>
    <dc:date>2011-03-09T13:21:35</dc:date>
    <meta:creation-date>2011-03-09T13:20:23</meta:creation-date>
    <dc:creator>Ganesh</dc:creator>
  </office:meta>
</office:document-meta>
</file>